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6.18mm"/>
    </style:style>
    <style:style style:name="co2" style:family="table-column">
      <style:table-column-properties fo:break-before="auto" style:column-width="342.3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lapený v zemi Netherworlds, a pán démonů,</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Hle, kde je vůle, tam je cesta! Pospěš si příteli!</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jeho další trofejí v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na svobodě! A cítím, že se lidé bojí o svůj život!</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ééé! Kde jst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Koukám, že sis všim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Nejdřív bys měl prozkoumat okolí Netherworlds, a procvičit si svou magii. Začni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Vissuluth ovládl říši Netherworlds, kralovala ostrovu Kopahk mocná čarodějka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ňavec. Běž do jeho pevnosti, kde najdeš zdroj jeho moci. Ale varuji tě, své království bude bránit.</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Koukej, spadla kometa! Bohužel, poblíž pavoučí říše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v T'Klomu s Rahnem Ničitelem. A nepřestanou, dokud válka neurčí vítěz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která dle tradic leží v říši nemrtvých. Ale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t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í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Probudil jsi stráže, hlídající kouzelný svitek. Musíš se jich zbavi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a naplň ho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ab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nyní v bezpečí. Vydej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Vidíš mou značku? Je u ní kouzlo, které ti odhalí skryté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objevil se tu Nyphur! Slouží Pánu Démonů a pokusí se tě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osy, které tráp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A teď rychle leť k troskám věže čarodějky Payahandry.</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řiny kouzla jsou zakopána v základech těch kobek. Zboř je.</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Udělal jsi vše co bylo třeba, až posbíráš všechna kouzla leť k portálu.</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Lidé z Nyphurova světa byly odsouzeni k tomu stát se součástí armády nemrtvých. Musíš tu hordu kostlivců pobít!</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Nyní od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do pevnosti se odhalí jen těm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Hle, kde je vůle, tam je cesta! Pospěš si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Vyčisti to tu od všeho zléh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nezapomeň sebrat tajemství Měňavc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ež se pustíš do hledání meteoru, měl bys trošku posílit.</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yní nastala vhodná chvíle zaútočit na pavouky. Pozor ale na jejich lepkavé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eslo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Nyní přemož Nyphura…</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Gratuluji ti k vítěztví nad Vissuluthovými nohsedy. Již chystají odvetu.</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y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á úroveň kouzla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DHALENÍ</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oud Ohně</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izer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Brnění</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Nezranitelnos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dhalení</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halen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halení Všech</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krad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Stiskem kombinace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adat Jméno Postavy</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ej Jméno Postavy:</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10">00.00.0000</text:date>, <text:time style:data-style-name="N2" text:time-value="18:04:44.944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08-10T18:08:58.588000000</dc:date>
    <meta:editing-duration>P1DT39M5S</meta:editing-duration>
    <meta:editing-cycles>90</meta:editing-cycles>
    <meta:document-statistic meta:table-count="1" meta:cell-count="1531" meta:object-count="0"/>
  </office:meta>
</office:document-meta>
</file>